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c9211e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c9211e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color="#c9211e" loext:opacity="100%" fo:font-size="14pt" fo:font-style="normal" fo:font-weight="bold" officeooo:rsid="001456c3" officeooo:paragraph-rsid="002cf10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c9211e" loext:opacity="100%" fo:font-size="14pt" fo:font-style="normal" fo:font-weight="bold" officeooo:rsid="001456c3" officeooo:paragraph-rsid="002e7f2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c9211e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ff0000" loext:opacity="100%" fo:font-size="14pt" fo:font-style="normal" fo:font-weight="bold" officeooo:rsid="001cd15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ff0000" loext:opacity="100%" fo:font-size="14pt" fo:font-style="normal" fo:font-weight="bold" officeooo:rsid="001cd15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f4e0"/>
    </style:style>
    <style:style style:name="T12" style:family="text">
      <style:text-properties officeooo:rsid="0026afe8"/>
    </style:style>
    <style:style style:name="T13" style:family="text">
      <style:text-properties officeooo:rsid="0027f38f"/>
    </style:style>
    <style:style style:name="T14" style:family="text">
      <style:text-properties officeooo:rsid="002a36ce"/>
    </style:style>
    <style:style style:name="T15" style:family="text">
      <style:text-properties officeooo:rsid="002a538f"/>
    </style:style>
    <style:style style:name="T16" style:family="text">
      <style:text-properties officeooo:rsid="002c4f55"/>
    </style:style>
    <style:style style:name="T17" style:family="text">
      <style:text-properties officeooo:rsid="002f421a"/>
    </style:style>
    <style:style style:name="T18" style:family="text">
      <style:text-properties officeooo:rsid="00342ae7"/>
    </style:style>
    <style:style style:name="T19" style:family="text">
      <style:text-properties officeooo:rsid="0035e96a"/>
    </style:style>
    <style:style style:name="T20" style:family="text">
      <style:text-properties officeooo:rsid="00367e49"/>
    </style:style>
    <style:style style:name="T21" style:family="text">
      <style:text-properties officeooo:rsid="0036f16c"/>
    </style:style>
    <style:style style:name="T22" style:family="text">
      <style:text-properties officeooo:rsid="003790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46">Desktop</text:p>
      <text:p text:style-name="P51"/>
      <text:p text:style-name="P4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4"/>
      <text:p text:style-name="P4">Type CR</text:p>
      <text:p text:style-name="P4"/>
      <text:p text:style-name="P56">Status: <text:span text:style-name="T6">status and hours in other tickets</text:span></text:p>
      <text:p text:style-name="P11"/>
      <text:p text:style-name="P23">============</text:p>
      <text:p text:style-name="P23"/>
      <text:p text:style-name="P4">2) https://app.asana.com/0/1209395762772163/1209395762772183</text:p>
      <text:p text:style-name="P4"/>
      <text:p text:style-name="P4">Type <text:span text:style-name="T6">CR</text:span></text:p>
      <text:p text:style-name="P4"/>
      <text:p text:style-name="P18">Status: Pending</text:p>
      <text:p text:style-name="P11"/>
      <text:p text:style-name="P24">============</text:p>
      <text:p text:style-name="P24"/>
      <text:p text:style-name="P30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30"/>
      <text:p text:style-name="P5">Type CR</text:p>
      <text:p text:style-name="P5"/>
      <text:p text:style-name="P36">Status: <text:span text:style-name="T6">Done (20hrs desktop + responsive</text:span><text:span text:style-name="T7">(other devices)+mobile</text:span><text:span text:style-name="T6">)</text:span></text:p>
      <text:p text:style-name="P36"/>
      <text:p text:style-name="P41">Development and hrs Pending</text:p>
      <text:p text:style-name="P12"/>
      <text:p text:style-name="P12"/>
      <text:p text:style-name="P25">============</text:p>
      <text:p text:style-name="P25"/>
      <text:p text:style-name="P31"><text:span text:style-name="T1">4</text:span>) https://app.asana.com/0/1209395762772163/1209395762772217</text:p>
      <text:p text:style-name="P31"/>
      <text:p text:style-name="P6">Type CR</text:p>
      <text:p text:style-name="P6"/>
      <text:p text:style-name="P36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26">============</text:p>
      <text:p text:style-name="P26"/>
      <text:p text:style-name="P32"><text:span text:style-name="T2">5</text:span>) https://app.asana.com/0/1209395762772163/1209395762772205</text:p>
      <text:p text:style-name="P32"/>
      <text:p text:style-name="P7">Type CR</text:p>
      <text:p text:style-name="P7"/>
      <text:p text:style-name="P37"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37"/>
      <text:p text:style-name="P42">Development and hrs Pending</text:p>
      <text:p text:style-name="P14"/>
      <text:p text:style-name="P26">============</text:p>
      <text:p text:style-name="P26"/>
      <text:p text:style-name="P32"><text:span text:style-name="T2">6</text:span>) https://app.asana.com/0/1209395762772163/1209395762772209</text:p>
      <text:p text:style-name="P32"/>
      <text:p text:style-name="P7">Type CR</text:p>
      <text:p text:style-name="P7"/>
      <text:p text:style-name="P38">Status: <text:span text:style-name="T6">Done (</text:span><text:span text:style-name="T11">3</text:span><text:span text:style-name="T6">hrs desktop + responsive</text:span><text:span text:style-name="T7">(other devices)+mobile</text:span><text:span text:style-name="T6">)</text:span></text:p>
      <text:p text:style-name="P38"/>
      <text:p text:style-name="P43">Development and hrs Pending</text:p>
      <text:p text:style-name="P14"/>
      <text:p text:style-name="P27">============</text:p>
      <text:p text:style-name="P27"/>
      <text:p text:style-name="P33"><text:span text:style-name="T3">7</text:span>) https://app.asana.com/0/1209395762772163/1209395762772213</text:p>
      <text:p text:style-name="P33"/>
      <text:p text:style-name="P8">Type CR</text:p>
      <text:p text:style-name="P8"/>
      <text:p text:style-name="P39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5"/>
      <text:p text:style-name="P15"/>
      <text:p text:style-name="P15"/>
      <text:p text:style-name="P27">============</text:p>
      <text:p text:style-name="P27"/>
      <text:p text:style-name="P33"><text:span text:style-name="T3">8</text:span>) https://app.asana.com/0/1209395762772163/1209395762772221</text:p>
      <text:p text:style-name="P33"/>
      <text:p text:style-name="P8">Type CR</text:p>
      <text:p text:style-name="P8"/>
      <text:p text:style-name="P39">Status: <text:span text:style-name="T6">Done (</text:span><text:span text:style-name="T12">2</text:span><text:span text:style-name="T6">hrs desktop + responsive</text:span><text:span text:style-name="T7">(other devices)+mobile</text:span><text:span text:style-name="T6">)</text:span></text:p>
      <text:p text:style-name="P39"/>
      <text:p text:style-name="P44">Development and hrs Pending</text:p>
      <text:p text:style-name="P15"/>
      <text:p text:style-name="P27"><text:soft-page-break/>============</text:p>
      <text:p text:style-name="P27"/>
      <text:p text:style-name="P33"><text:span text:style-name="T3">9</text:span>) https://app.asana.com/0/1209395762772163/1209395762772225</text:p>
      <text:p text:style-name="P33"/>
      <text:p text:style-name="P8">Type <text:span text:style-name="T13">BUG</text:span></text:p>
      <text:p text:style-name="P8"/>
      <text:p text:style-name="P40">Status: <text:span text:style-name="T6">Done </text:span></text:p>
      <text:p text:style-name="P40"/>
      <text:p text:style-name="P45">Development <text:s/>Pending<text:span text:style-name="T13">(page-5-design-7.html match table)</text:span></text:p>
      <text:p text:style-name="P15"/>
      <text:p text:style-name="P15"/>
      <text:p text:style-name="P15"/>
      <text:p text:style-name="P15"/>
      <text:p text:style-name="P15"/>
      <text:p text:style-name="P28">============</text:p>
      <text:p text:style-name="P28"/>
      <text:p text:style-name="P34"><text:span text:style-name="T4">10</text:span>) https://app.asana.com/0/1209395762772163/1209395762772235</text:p>
      <text:p text:style-name="P34"/>
      <text:p text:style-name="P9">Type CR</text:p>
      <text:p text:style-name="P9"/>
      <text:p text:style-name="P16">Status: Pending <text:span text:style-name="T15">(Discussion)</text:span></text:p>
      <text:p text:style-name="P16"/>
      <text:p text:style-name="P16"/>
      <text:p text:style-name="P29">============</text:p>
      <text:p text:style-name="P29"/>
      <text:p text:style-name="P35"><text:span text:style-name="T4">1</text:span><text:span text:style-name="T5">1</text:span>) https://app.asana.com/0/1209395762772163/1209407834935068</text:p>
      <text:p text:style-name="P35"/>
      <text:p text:style-name="P10">Type <text:span text:style-name="T14">BUG</text:span></text:p>
      <text:p text:style-name="P10"/>
      <text:p text:style-name="P17">Status: Pending <text:span text:style-name="T14">(Development)</text:span></text:p>
      <text:p text:style-name="P17"/>
      <text:p text:style-name="P29">============</text:p>
      <text:p text:style-name="P29"/>
      <text:p text:style-name="P35"><text:span text:style-name="T4">1</text:span><text:span text:style-name="T5">2</text:span>) https://app.asana.com/0/1209395762772163/1209407834935082</text:p>
      <text:p text:style-name="P35"/>
      <text:p text:style-name="P10">Type <text:span text:style-name="T16">Bug</text:span></text:p>
      <text:p text:style-name="P10"/>
      <text:p text:style-name="P19">Status: Pending <text:span text:style-name="T14">(Development)</text:span></text:p>
      <text:p text:style-name="P17"/>
      <text:p text:style-name="P29">============</text:p>
      <text:p text:style-name="P29"/>
      <text:p text:style-name="P35"><text:span text:style-name="T4">1</text:span><text:span text:style-name="T5">3</text:span>) https://app.asana.com/0/1209395762772163/1209407836851335</text:p>
      <text:p text:style-name="P35"/>
      <text:p text:style-name="P10">Type CR</text:p>
      <text:p text:style-name="P10"/>
      <text:p text:style-name="P20"><text:soft-page-break/>Status: Pending <text:span text:style-name="T14">(Development)</text:span></text:p>
      <text:p text:style-name="P17"/>
      <text:p text:style-name="P29">============</text:p>
      <text:p text:style-name="P29"/>
      <text:p text:style-name="P35"><text:span text:style-name="T4">1</text:span><text:span text:style-name="T5">4</text:span>) https://app.asana.com/0/1209395762772163/1209407836851339</text:p>
      <text:p text:style-name="P35"/>
      <text:p text:style-name="P10">Type CR</text:p>
      <text:p text:style-name="P10"/>
      <text:p text:style-name="P21">Status: Pending <text:span text:style-name="T14">(Development)</text:span></text:p>
      <text:p text:style-name="P17"/>
      <text:p text:style-name="P17"/>
      <text:p text:style-name="P17"/>
      <text:p text:style-name="P17"/>
      <text:p text:style-name="P17"/>
      <text:p text:style-name="P29">============</text:p>
      <text:p text:style-name="P29"/>
      <text:p text:style-name="P35"><text:span text:style-name="T4">1</text:span><text:span text:style-name="T5">5</text:span>) https://app.asana.com/0/1209395762772163/1209407836851343</text:p>
      <text:p text:style-name="P10">Type CR</text:p>
      <text:p text:style-name="P10"/>
      <text:p text:style-name="P22">Status: Pending <text:span text:style-name="T14">(Development)</text:span></text:p>
      <text:p text:style-name="P17"/>
      <text:p text:style-name="P17"/>
      <text:p text:style-name="P29">============</text:p>
      <text:p text:style-name="P29"/>
      <text:p text:style-name="P35"><text:span text:style-name="T4">1</text:span><text:span text:style-name="T5">6</text:span>) https://app.asana.com/0/1209395762772163/1209407836851347</text:p>
      <text:p text:style-name="P10">Type CR</text:p>
      <text:p text:style-name="P10"/>
      <text:p text:style-name="P17">Status: Pending <text:span text:style-name="T17">(new talent page)</text:span></text:p>
      <text:p text:style-name="P17"/>
      <text:p text:style-name="P29">============</text:p>
      <text:p text:style-name="P29"/>
      <text:p text:style-name="P35"><text:span text:style-name="T4">1</text:span><text:span text:style-name="T5">7</text:span>) https://app.asana.com/0/1209395762772163/1209407839780025</text:p>
      <text:p text:style-name="P10">Type CR</text:p>
      <text:p text:style-name="P10"/>
      <text:p text:style-name="P58">Status: Pending <text:span text:style-name="T14">(Development)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47">Mobile</text:p>
      <text:p text:style-name="P52"/>
      <text:p text:style-name="P54">1) https://app.asana.com/0/1209395762772163/1209395762772177</text:p>
      <text:p text:style-name="P54"/>
      <text:p text:style-name="P54"/>
      <text:p text:style-name="P61">Status: <text:span text:style-name="T18">Just Layout no work</text:span></text:p>
      <text:p text:style-name="P59"/>
      <text:p text:style-name="P49">============</text:p>
      <text:p text:style-name="P49"/>
      <text:p text:style-name="P55">1) https://app.asana.com/0/1209395762772163/1209407836851364</text:p>
      <text:p text:style-name="P55"/>
      <text:p text:style-name="P55">Type CR</text:p>
      <text:p text:style-name="P55"/>
      <text:p text:style-name="P62">Status: <text:span text:style-name="T20">Done </text:span><text:span text:style-name="T21">[</text:span><text:span text:style-name="T22">15min</text:span><text:span text:style-name="T21">]</text:span></text:p>
      <text:p text:style-name="P60"/>
      <text:p text:style-name="P50">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7T09:53:15.079227755</dc:date>
    <meta:editing-duration>PT8H41M21S</meta:editing-duration>
    <meta:editing-cycles>38</meta:editing-cycles>
    <meta:document-statistic meta:table-count="0" meta:image-count="0" meta:object-count="0" meta:page-count="5" meta:paragraph-count="84" meta:word-count="201" meta:character-count="2588" meta:non-whitespace-character-count="2469"/>
  </office:meta>
</office:document-meta>
</file>